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Heading_20_4">
      <style:paragraph-properties fo:break-before="page"/>
      <style:text-properties officeooo:rsid="002b912a" officeooo:paragraph-rsid="002ad322"/>
    </style:style>
    <style:style style:name="P8" style:family="paragraph" style:parent-style-name="Heading_20_6">
      <style:paragraph-properties fo:break-before="page"/>
    </style:style>
    <style:style style:name="P9" style:family="paragraph" style:parent-style-name="Text_20_body">
      <style:text-properties officeooo:rsid="002b912a" officeooo:paragraph-rsid="002b912a"/>
    </style:style>
    <style:style style:name="P10" style:family="paragraph" style:parent-style-name="Text_20_body">
      <style:text-properties officeooo:rsid="002ad322" officeooo:paragraph-rsid="00317b30"/>
    </style:style>
    <style:style style:name="P11" style:family="paragraph" style:parent-style-name="Text_20_body">
      <style:text-properties officeooo:paragraph-rsid="00317b30"/>
    </style:style>
    <style:style style:name="P12" style:family="paragraph" style:parent-style-name="Text_20_body" style:list-style-name="L2">
      <style:text-properties officeooo:paragraph-rsid="00317b30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5e53" style:font-style-asian="italic" style:font-style-complex="italic"/>
    </style:style>
    <style:style style:name="T4" style:family="text">
      <style:text-properties officeooo:rsid="002b912a"/>
    </style:style>
    <style:style style:name="T5" style:family="text">
      <style:text-properties officeooo:rsid="002f5e53"/>
    </style:style>
    <style:style style:name="T6" style:family="text">
      <style:text-properties officeooo:rsid="00317b30"/>
    </style:style>
    <style:style style:name="T7" style:family="text">
      <style:text-properties officeooo:rsid="002ad3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7" text:outline-level="4"><text:span text:style-name="T5">Nim</text:span> Programming Language</text:h>
      <text:p text:style-name="P10">Should <text:span text:style-name="T2">$PROJECT_</text:span><text:span text:style-name="T3">NIM</text:span> is set to its source directory in <text:span text:style-name="T2">CONFIG.toml</text:span> (default is “<text:span text:style-name="T2">src</text:span><text:span text:style-name="T3">NIM</text:span><text:span text:style-name="T2">/</text:span>”<text:span text:style-name="T4">)</text:span>, AutomataCI shall <text:span text:style-name="T6">build</text:span><text:span text:style-name="T4"> </text:span><text:span text:style-name="T5">Nim</text:span><text:span text:style-name="T4"> </text:span><text:span text:style-name="T6">binary via its </text:span><text:span text:style-name="T4">compiler </text:span><text:span text:style-name="T6">utilizing C build compilers</text:span><text:span text:style-name="T4">.</text:span></text:p>
      <text:p text:style-name="P10">Unlike other languages, Nim is first compile into a targeted source code (in our case: C source code) internally and then uses the native compiler to compile into the executable or library (in our case: using C CI build job functions). Hence, there are multiple forms of output per builds:</text:p>
      <text:list text:style-name="L2">
        <text:list-item>
          <text:p text:style-name="P12"><text:span text:style-name="T7">The executable</text:span></text:p>
        </text:list-item>
        <text:list-item>
          <text:p text:style-name="P12"><text:span text:style-name="T7">The compiled source code (.c, .js, .objc, …)</text:span></text:p>
        </text:list-item>
      </text:list>
      <text:p text:style-name="P9"/>
      <text:h text:style-name="Heading_20_6" text:outline-level="6">Default Nim Configurations</text:h>
      <text:p text:style-name="P11"><text:span text:style-name="T6">By default, AutomataCI builds with ORC garbage collection </text:span>with extreme release optimization mode alongside C Programming Languages’ build configurations.</text:p>
      <text:p text:style-name="P11"><text:span text:style-name="T6">Should y</text:span>ou <text:span text:style-name="T6">require customization, p</text:span>lease refer: <text:a xlink:type="simple" xlink:href="https://nim-lang.org/docs/nimc.html" text:style-name="Internet_20_link" text:visited-style-name="Visited_20_Internet_20_Link">https://nim-lang.org/docs/nimc.html</text:a> for detailed info.</text:p>
      <text:p text:style-name="P11"/>
      <text:h text:style-name="Heading_20_6" text:outline-level="6">WASM Compilation</text:h>
      <text:p text:style-name="Text_20_body">At this point in time, WASM compilation cannot be confidently produce due to the absent of a proper Enscripten support (see: <text:a xlink:type="simple" xlink:href="https://github.com/nim-lang/Nim/issues/8713" text:style-name="Internet_20_link" text:visited-style-name="Visited_20_Internet_20_Link">https://github.com/nim-lang/Nim/issues/8713</text:a>). Until the support is ready, AutomataCI shall revisit <text:span text:style-name="T6">once the issue is resolved</text:span>.</text:p>
      <text:p text:style-name="Text_20_body"/>
      <text:h text:style-name="P8" text:outline-level="6">AVR Compilation</text:h>
      <text:p text:style-name="P11">At this point in time, AVR-GCC compilation failed in Nim while the source code and compilers are working in C Programming Language. It is suspected that the Nim standard libraries is at fault without factoring in Non-GC implementations and ecosystem (See: <text:a xlink:type="simple" xlink:href="https://disconnected.systems/blog/nim-on-adruino/" text:style-name="Internet_20_link" text:visited-style-name="Visited_20_Internet_20_Link">https://disconnected.systems/blog/nim-on-adruino/</text:a>, <text:a xlink:type="simple" xlink:href="https://github.com/zevv/nim-arduino" text:style-name="Internet_20_link" text:visited-style-name="Visited_20_Internet_20_Link">https://github.com/zevv/nim-arduino</text:a>, and <text:a xlink:type="simple" xlink:href="https://github.com/dinau/nimOnAVR" text:style-name="Internet_20_link" text:visited-style-name="Visited_20_Internet_20_Link">https://github.com/dinau/nimOnAVR</text:a>).</text:p>
      <text:p text:style-name="P11"><text:bookmark-start text:name="__DdeLink__106_1866971722"/>Hence, <text:span text:style-name="T6">for the time being, </text:span>AutomataCI shall not support AVR compilation by defaul<text:span text:style-name="T6">t.</text:span><text:bookmark-end text:name="__DdeLink__106_1866971722"/></text:p>
      <text:p text:style-name="P11"/>
      <text:h text:style-name="Heading_20_6" text:outline-level="6">Nim’s Docgen Auto-Documentation</text:h>
      <text:p text:style-name="Text_20_body">While Nim offers docgen capability to produce the package’s documentations, at this point, it is not able to compose them properly without errors.</text:p>
      <text:p text:style-name="P11">Hence, <text:span text:style-name="T6">for the time being, </text:span>AutomataCI shall not support <text:span text:style-name="T6">native documentation compilation</text:span> by defaul<text:span text:style-name="T6">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2M22S</meta:editing-duration>
    <meta:editing-cycles>3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7:02:15.290803272</dc:date>
    <dc:creator>Kean Ho Chew</dc:creator>
    <meta:document-statistic meta:table-count="0" meta:image-count="0" meta:object-count="0" meta:page-count="2" meta:paragraph-count="21" meta:word-count="291" meta:character-count="2076" meta:non-whitespace-character-count="1813"/>
    <meta:template xlink:type="simple" xlink:actuate="onRequest" xlink:title="Official Book" xlink:href="../../templates/Book.ott" meta:date="2023-11-17T20:33:17.245827505"/>
  </office:meta>
</office:document-meta>
</file>